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7.4875in" table:align="margins"/>
    </style:style>
    <style:style style:name="Table1.A" style:family="table-column">
      <style:table-column-properties style:column-width="2.3111in" style:rel-column-width="3328*"/>
    </style:style>
    <style:style style:name="Table1.B" style:family="table-column">
      <style:table-column-properties style:column-width="5.1764in" style:rel-column-width="7454*"/>
    </style:style>
    <style:style style:name="Table1.A1" style:family="table-cell">
      <style:table-cell-properties fo:padding="0.0382in" fo:border-left="0.05pt solid #000000" fo:border-right="none" fo:border-top="none" fo:border-bottom="0.05pt solid #000000"/>
    </style:style>
    <style:style style:name="Table1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b1e25"/>
    </style:style>
    <style:style style:name="P2" style:family="paragraph" style:parent-style-name="Table_20_Contents">
      <style:text-properties fo:font-weight="bold" officeooo:rsid="001b1e25" officeooo:paragraph-rsid="001b1e25" style:font-weight-asian="bold" style:font-weight-complex="bold"/>
    </style:style>
    <style:style style:name="P3" style:family="paragraph" style:parent-style-name="Table_20_Contents">
      <style:text-properties officeooo:paragraph-rsid="001b1e25"/>
    </style:style>
    <style:style style:name="P4" style:family="paragraph" style:parent-style-name="Heading_20_1" style:master-page-name="">
      <style:paragraph-properties style:page-number="auto"/>
    </style:style>
    <style:style style:name="P5" style:family="paragraph" style:parent-style-name="Table_20_Contents" style:list-style-name="L1">
      <style:text-properties officeooo:paragraph-rsid="001b1e25"/>
    </style:style>
    <style:style style:name="P6" style:family="paragraph" style:parent-style-name="Table_20_Contents" style:list-style-name="L1">
      <style:text-properties officeooo:rsid="001b1e25" officeooo:paragraph-rsid="001b1e25"/>
    </style:style>
    <style:style style:name="P7" style:family="paragraph" style:parent-style-name="Table_20_Contents" style:list-style-name="L1">
      <style:text-properties officeooo:rsid="001b1e25" officeooo:paragraph-rsid="00325ac8"/>
    </style:style>
    <style:style style:name="P8" style:family="paragraph" style:parent-style-name="Table_20_Contents" style:list-style-name="L1">
      <style:text-properties officeooo:rsid="001b1e25" officeooo:paragraph-rsid="00357a15"/>
    </style:style>
    <style:style style:name="P9" style:family="paragraph" style:parent-style-name="Table_20_Contents" style:list-style-name="L2">
      <style:text-properties fo:font-weight="bold" officeooo:rsid="001b1e25" officeooo:paragraph-rsid="002f14c2" style:font-weight-asian="bold" style:font-weight-complex="bold"/>
    </style:style>
    <style:style style:name="P10" style:family="paragraph" style:parent-style-name="Table_20_Contents">
      <style:text-properties fo:font-weight="bold" officeooo:rsid="001b1e25" officeooo:paragraph-rsid="001b1e25" style:font-weight-asian="bold" style:font-weight-complex="bold"/>
    </style:style>
    <style:style style:name="P11" style:family="paragraph" style:parent-style-name="Table_20_Contents" style:list-style-name="L2">
      <style:text-properties fo:font-weight="normal" officeooo:rsid="001b1e25" officeooo:paragraph-rsid="001b1e25" style:font-weight-asian="normal" style:font-weight-complex="normal"/>
    </style:style>
    <style:style style:name="P12" style:family="paragraph" style:parent-style-name="Table_20_Contents">
      <style:text-properties fo:font-style="normal" officeooo:rsid="001b1e25" officeooo:paragraph-rsid="001b1e25" style:font-style-asian="normal" style:font-style-complex="normal"/>
    </style:style>
    <style:style style:name="P13" style:family="paragraph" style:parent-style-name="Table_20_Contents">
      <style:text-properties fo:font-style="normal" officeooo:rsid="00208cf9" officeooo:paragraph-rsid="00208cf9" style:font-style-asian="normal" style:font-style-complex="normal"/>
    </style:style>
    <style:style style:name="P14" style:family="paragraph" style:parent-style-name="Table_20_Contents" style:list-style-name="L12">
      <style:text-properties fo:font-style="normal" officeooo:rsid="00272b0d" officeooo:paragraph-rsid="00272b0d" style:font-style-asian="normal" style:font-style-complex="normal"/>
    </style:style>
    <style:style style:name="P15" style:family="paragraph" style:parent-style-name="Table_20_Contents" style:list-style-name="L12">
      <style:text-properties fo:font-style="normal" officeooo:rsid="0029784a" officeooo:paragraph-rsid="0029784a" style:font-style-asian="normal" style:font-style-complex="normal"/>
    </style:style>
    <style:style style:name="P16" style:family="paragraph" style:parent-style-name="Table_20_Contents" style:list-style-name="L12">
      <style:text-properties fo:font-style="normal" officeooo:rsid="00298bb5" officeooo:paragraph-rsid="00298bb5" style:font-style-asian="normal" style:font-style-complex="normal"/>
    </style:style>
    <style:style style:name="P17" style:family="paragraph" style:parent-style-name="Table_20_Contents" style:list-style-name="L12">
      <style:text-properties fo:font-style="normal" officeooo:rsid="00298f63" officeooo:paragraph-rsid="00298f63" style:font-style-asian="normal" style:font-style-complex="normal"/>
    </style:style>
    <style:style style:name="P18" style:family="paragraph" style:parent-style-name="Table_20_Contents" style:list-style-name="L9">
      <style:text-properties fo:font-style="normal" officeooo:rsid="00380414" officeooo:paragraph-rsid="00380414" style:font-style-asian="normal" style:font-style-complex="normal"/>
    </style:style>
    <style:style style:name="P19" style:family="paragraph" style:parent-style-name="Table_20_Contents" style:list-style-name="L9">
      <style:text-properties fo:font-style="normal" officeooo:rsid="0038cb09" officeooo:paragraph-rsid="0038cb09" style:font-style-asian="normal" style:font-style-complex="normal"/>
    </style:style>
    <style:style style:name="P20" style:family="paragraph" style:parent-style-name="Table_20_Contents">
      <style:text-properties fo:font-style="normal" officeooo:rsid="003d0245" officeooo:paragraph-rsid="003d0245" style:font-style-asian="normal" style:font-style-complex="normal"/>
    </style:style>
    <style:style style:name="P21" style:family="paragraph" style:parent-style-name="Table_20_Contents" style:list-style-name="L11">
      <style:text-properties fo:font-style="normal" officeooo:rsid="003d0245" officeooo:paragraph-rsid="003d0245" style:font-style-asian="normal" style:font-style-complex="normal"/>
    </style:style>
    <style:style style:name="P22" style:family="paragraph" style:parent-style-name="Table_20_Contents" style:list-style-name="L10">
      <style:text-properties fo:font-style="normal" officeooo:rsid="003d0245" officeooo:paragraph-rsid="003d0245" style:font-style-asian="normal" style:font-style-complex="normal"/>
    </style:style>
    <style:style style:name="P23" style:family="paragraph" style:parent-style-name="Table_20_Contents">
      <style:text-properties fo:font-style="normal" fo:font-weight="bold" officeooo:rsid="001b1e25" officeooo:paragraph-rsid="001b1e25" style:font-style-asian="normal" style:font-weight-asian="bold" style:font-style-complex="normal" style:font-weight-complex="bold"/>
    </style:style>
    <style:style style:name="P24" style:family="paragraph" style:parent-style-name="Table_20_Contents">
      <style:text-properties fo:font-style="normal" fo:font-weight="bold" officeooo:rsid="00372690" officeooo:paragraph-rsid="00372690" style:font-style-asian="normal" style:font-weight-asian="bold" style:font-style-complex="normal" style:font-weight-complex="bold"/>
    </style:style>
    <style:style style:name="P25" style:family="paragraph" style:parent-style-name="Table_20_Contents" style:list-style-name="L7">
      <style:text-properties fo:font-style="normal" fo:font-weight="bold" officeooo:rsid="00372690" officeooo:paragraph-rsid="00372690" style:font-style-asian="normal" style:font-weight-asian="bold" style:font-style-complex="normal" style:font-weight-complex="bold"/>
    </style:style>
    <style:style style:name="P26" style:family="paragraph" style:parent-style-name="Table_20_Contents" style:list-style-name="L8">
      <style:text-properties fo:font-style="normal" fo:font-weight="bold" officeooo:rsid="002c6852" officeooo:paragraph-rsid="0037515b" style:font-style-asian="normal" style:font-weight-asian="bold" style:font-style-complex="normal" style:font-weight-complex="bold"/>
    </style:style>
    <style:style style:name="P27" style:family="paragraph" style:parent-style-name="Table_20_Contents" style:list-style-name="L8">
      <style:text-properties fo:font-style="normal" fo:font-weight="bold" officeooo:rsid="0034724d" officeooo:paragraph-rsid="00380414" style:font-style-asian="normal" style:font-weight-asian="bold" style:font-style-complex="normal" style:font-weight-complex="bold"/>
    </style:style>
    <style:style style:name="P28" style:family="paragraph" style:parent-style-name="Table_20_Contents">
      <style:text-properties fo:color="#800000" fo:font-style="normal" officeooo:rsid="00208cf9" officeooo:paragraph-rsid="00208cf9" style:font-style-asian="normal" style:font-style-complex="normal"/>
    </style:style>
    <style:style style:name="P29" style:family="paragraph" style:parent-style-name="Table_20_Contents">
      <style:text-properties fo:color="#800000" fo:font-style="normal" officeooo:rsid="0024242a" officeooo:paragraph-rsid="00253e83" style:font-style-asian="normal" style:font-style-complex="normal"/>
    </style:style>
    <style:style style:name="P30" style:family="paragraph" style:parent-style-name="Table_20_Contents" style:list-style-name="L1">
      <style:text-properties officeooo:rsid="002c6852" officeooo:paragraph-rsid="002c6852"/>
    </style:style>
    <style:style style:name="P31" style:family="paragraph" style:parent-style-name="Table_20_Contents" style:list-style-name="L1">
      <style:text-properties officeooo:rsid="002c6852" officeooo:paragraph-rsid="00325ac8"/>
    </style:style>
    <style:style style:name="P32" style:family="paragraph" style:parent-style-name="Table_20_Contents" style:list-style-name="L1">
      <style:text-properties officeooo:rsid="0034724d" officeooo:paragraph-rsid="00372690"/>
    </style:style>
    <style:style style:name="P33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1b1e25" officeooo:paragraph-rsid="001b1e25" style:font-weight-asian="bold" style:font-weight-complex="bold"/>
    </style:style>
    <style:style style:name="T1" style:family="text">
      <style:text-properties fo:color="#007826" fo:font-weight="bold" officeooo:rsid="001b1e25" style:font-weight-asian="bold" style:font-weight-complex="bold"/>
    </style:style>
    <style:style style:name="T2" style:family="text">
      <style:text-properties fo:color="#007826" fo:font-weight="bold" officeooo:rsid="002b8b46" style:font-weight-asian="bold" style:font-weight-complex="bold"/>
    </style:style>
    <style:style style:name="T3" style:family="text">
      <style:text-properties fo:color="#007826" officeooo:rsid="002b8b46"/>
    </style:style>
    <style:style style:name="T4" style:family="text">
      <style:text-properties fo:font-weight="bold" officeooo:rsid="001b1e25" style:font-weight-asian="bold" style:font-weight-complex="bold"/>
    </style:style>
    <style:style style:name="T5" style:family="text">
      <style:text-properties fo:font-weight="bold" officeooo:rsid="002dc5eb" style:font-weight-asian="bold" style:font-weight-complex="bold"/>
    </style:style>
    <style:style style:name="T6" style:family="text">
      <style:text-properties fo:color="#0000ff" fo:font-weight="bold" style:font-weight-asian="bold" style:font-weight-complex="bold"/>
    </style:style>
    <style:style style:name="T7" style:family="text">
      <style:text-properties fo:color="#0000ff" fo:font-weight="bold" officeooo:rsid="001b1e25" style:font-weight-asian="bold" style:font-weight-complex="bold"/>
    </style:style>
    <style:style style:name="T8" style:family="text">
      <style:text-properties fo:color="#0000ff" officeooo:rsid="001b1e2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b1e25" style:font-weight-asian="normal" style:font-weight-complex="normal"/>
    </style:style>
    <style:style style:name="T11" style:family="text">
      <style:text-properties fo:font-weight="normal" officeooo:rsid="002dc5eb" style:font-weight-asian="normal" style:font-weight-complex="normal"/>
    </style:style>
    <style:style style:name="T12" style:family="text">
      <style:text-properties fo:font-weight="normal" officeooo:rsid="002f14c2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officeooo:rsid="00208cf9"/>
    </style:style>
    <style:style style:name="T15" style:family="text">
      <style:text-properties officeooo:rsid="00298f63"/>
    </style:style>
    <style:style style:name="T16" style:family="text">
      <style:text-properties style:use-window-font-color="true" fo:font-weight="normal" style:font-weight-asian="normal" style:font-weight-complex="normal"/>
    </style:style>
    <style:style style:name="T17" style:family="text">
      <style:text-properties style:use-window-font-color="true" fo:font-weight="normal" officeooo:rsid="002b8b46" style:font-weight-asian="normal" style:font-weight-complex="normal"/>
    </style:style>
    <style:style style:name="T18" style:family="text">
      <style:text-properties style:use-window-font-color="true" fo:font-weight="normal" officeooo:rsid="00325ac8" style:font-weight-asian="normal" style:font-weight-complex="normal"/>
    </style:style>
    <style:style style:name="T19" style:family="text">
      <style:text-properties style:use-window-font-color="true" fo:font-weight="normal" officeooo:rsid="001b1e25" style:font-weight-asian="normal" style:font-weight-complex="normal"/>
    </style:style>
    <style:style style:name="T20" style:family="text">
      <style:text-properties style:use-window-font-color="true" fo:font-weight="normal" officeooo:rsid="00357a15" style:font-weight-asian="normal" style:font-weight-complex="normal"/>
    </style:style>
    <style:style style:name="T21" style:family="text">
      <style:text-properties style:use-window-font-color="true" fo:font-weight="normal" officeooo:rsid="00372690" style:font-weight-asian="normal" style:font-weight-complex="normal"/>
    </style:style>
    <style:style style:name="T22" style:family="text">
      <style:text-properties style:use-window-font-color="true" fo:font-weight="normal" officeooo:rsid="0037515b" style:font-weight-asian="normal" style:font-weight-complex="normal"/>
    </style:style>
    <style:style style:name="T23" style:family="text">
      <style:text-properties style:use-window-font-color="true" fo:font-weight="normal" officeooo:rsid="00380414" style:font-weight-asian="normal" style:font-weight-complex="normal"/>
    </style:style>
    <style:style style:name="T24" style:family="text">
      <style:text-properties fo:color="#ff0066"/>
    </style:style>
    <style:style style:name="T25" style:family="text">
      <style:text-properties fo:color="#ff0066" fo:font-weight="bold" style:font-weight-asian="bold" style:font-weight-complex="bold"/>
    </style:style>
    <style:style style:name="T26" style:family="text">
      <style:text-properties fo:color="#ff0066" fo:font-weight="bold" officeooo:rsid="002b8b46" style:font-weight-asian="bold" style:font-weight-complex="bold"/>
    </style:style>
    <style:style style:name="T27" style:family="text">
      <style:text-properties fo:color="#ff0066" officeooo:rsid="002b8b46"/>
    </style:style>
    <style:style style:name="T28" style:family="text">
      <style:text-properties fo:color="#ff0066" officeooo:rsid="002c6852"/>
    </style:style>
    <style:style style:name="T29" style:family="text">
      <style:text-properties fo:color="#ff0066" officeooo:rsid="00372690"/>
    </style:style>
    <style:style style:name="T30" style:family="text">
      <style:text-properties officeooo:rsid="0031c8d5"/>
    </style:style>
    <style:style style:name="T31" style:family="text">
      <style:text-properties officeooo:rsid="00325ac8"/>
    </style:style>
    <style:style style:name="T32" style:family="text">
      <style:text-properties officeooo:rsid="003a6f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UC <text:span text:style-name="T14">01</text:span>: <text:span text:style-name="T14">Video ausleihen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Goal</text:p>
          </table:table-cell>
          <table:table-cell table:style-name="Table1.B1" office:value-type="string">
            <text:p text:style-name="P13">Der Kunde kann ein Video ausleihen</text:p>
          </table:table-cell>
        </table:table-row>
        <table:table-row>
          <table:table-cell table:style-name="Table1.A1" office:value-type="string">
            <text:p text:style-name="P2">Level</text:p>
          </table:table-cell>
          <table:table-cell table:style-name="Table1.B1" office:value-type="string">
            <text:p text:style-name="P12">User Goal</text:p>
          </table:table-cell>
        </table:table-row>
        <table:table-row>
          <table:table-cell table:style-name="Table1.A1" office:value-type="string">
            <text:p text:style-name="P2">Primary Actor</text:p>
          </table:table-cell>
          <table:table-cell table:style-name="Table1.B1" office:value-type="string">
            <text:p text:style-name="P28">Kunde</text:p>
          </table:table-cell>
        </table:table-row>
        <table:table-row>
          <table:table-cell table:style-name="Table1.A1" office:value-type="string">
            <text:p text:style-name="P2">Trigger</text:p>
          </table:table-cell>
          <table:table-cell table:style-name="Table1.B1" office:value-type="string">
            <text:p text:style-name="P29">Kunde will Video ausleihen</text:p>
          </table:table-cell>
        </table:table-row>
        <table:table-row>
          <table:table-cell table:style-name="Table1.A1" office:value-type="string">
            <text:p text:style-name="P2">Stakeholders and Interests</text:p>
          </table:table-cell>
          <table:table-cell table:style-name="Table1.B1" office:value-type="string">
            <text:list xml:id="list6489246756694832309" text:style-name="L12">
              <text:list-item>
                <text:p text:style-name="P14">Angestellter: Möchte schnell, korrekt und ohne Fehler eine ausleihe abwickeln</text:p>
              </text:list-item>
              <text:list-item>
                <text:p text:style-name="P14">Kunde: Schnell und mit minimalem Aufwand ein Video ausleihen. Möchte eine schriftliche Bestätigung zur Ausleihe.</text:p>
              </text:list-item>
              <text:list-item>
                <text:p text:style-name="P14">Firma: Möchte korrekt alle Ausleihen </text:p>
              </text:list-item>
              <text:list-item>
                <text:p text:style-name="P14">Staat: Möchte Steuern kassieren.</text:p>
              </text:list-item>
              <text:list-item>
                <text:p text:style-name="P14">Europay: Möchte dass der Kunde mit Kreditkarte bezahlt um eine Kommission zu verrechnen zu können.</text:p>
              </text:list-item>
            </text:list>
          </table:table-cell>
        </table:table-row>
        <table:table-row>
          <table:table-cell table:style-name="Table1.A1" office:value-type="string">
            <text:p text:style-name="P2">Precondition</text:p>
          </table:table-cell>
          <table:table-cell table:style-name="Table1.B1" office:value-type="string">
            <text:list xml:id="list143936492862384" text:continue-numbering="true" text:style-name="L12">
              <text:list-item>
                <text:p text:style-name="P15">Angestellter ist am System angemeldet</text:p>
              </text:list-item>
            </text:list>
          </table:table-cell>
        </table:table-row>
        <table:table-row>
          <table:table-cell table:style-name="Table1.A1" office:value-type="string">
            <text:p text:style-name="P33">Postconditions</text:p>
          </table:table-cell>
          <table:table-cell table:style-name="Table1.B1" office:value-type="string">
            <text:list xml:id="list143937621804462" text:continue-numbering="true" text:style-name="L12">
              <text:list-item>
                <text:p text:style-name="P15">Ausleihe ist erfasst</text:p>
              </text:list-item>
              <text:list-item>
                <text:p text:style-name="P15">Steuer <text:span text:style-name="T15">und Komissionen </text:span>korrekt <text:span text:style-name="T15">abgewickelt</text:span></text:p>
              </text:list-item>
              <text:list-item>
                <text:p text:style-name="P16">Rechnungsdaten und Inventar ist korrekt erfasst</text:p>
              </text:list-item>
              <text:list-item>
                <text:p text:style-name="P17">Quittung ausgedruckt</text:p>
              </text:list-item>
              <text:list-item>
                <text:p text:style-name="P17">Zahlung von Europay akzeptiert</text:p>
              </text:list-item>
            </text:list>
          </table:table-cell>
        </table:table-row>
        <table:table-row>
          <table:table-cell table:style-name="Table1.A8" table:number-columns-spanned="2" office:value-type="string">
            <text:p text:style-name="P2">Main Success Scenario</text:p>
          </table:table-cell>
          <table:covered-table-cell/>
        </table:table-row>
        <table:table-row>
          <table:table-cell table:style-name="Table1.B1" table:number-columns-spanned="2" office:value-type="string">
            <text:list xml:id="list7454851604267625514" text:style-name="L1">
              <text:list-item>
                <text:p text:style-name="P5"><text:span text:style-name="T2">Kunde</text:span><text:span text:style-name="T1"> </text:span><text:span text:style-name="T17">erreicht die Theke mit n Videos, die er ausleihen möchte.</text:span></text:p>
              </text:list-item>
              <text:list-item>
                <text:p text:style-name="P30"><text:span text:style-name="T26">A</text:span><text:span text:style-name="T25">ngestellter</text:span><text:span text:style-name="T16"> begrüsst den Kunden</text:span></text:p>
              </text:list-item>
              <text:list-item>
                <text:p text:style-name="P30"><text:span text:style-name="T26">A</text:span><text:span text:style-name="T25">ngestellter</text:span><text:span text:style-name="T16"> startet den Ausleihvorgang.</text:span></text:p>
              </text:list-item>
              <text:list-item>
                <text:p text:style-name="P30"><text:span text:style-name="T26">A</text:span><text:span text:style-name="T25">ngestellter</text:span><text:span text:style-name="T16"> sucht Kunde im System</text:span></text:p>
              </text:list-item>
              <text:list-item>
                <text:p text:style-name="P30"><text:span text:style-name="T26">A</text:span><text:span text:style-name="T25">ngestellter</text:span><text:span text:style-name="T16"> erfasst die Videos</text:span></text:p>
              </text:list-item>
              <text:list-item>
                <text:p text:style-name="P6"><text:span text:style-name="T6">System</text:span> <text:span text:style-name="T31">speichert die erfassten Videos zum Kunden und berechnet den zu bezahlenden Betrag sowie die anfallenden Steuern.</text:span></text:p>
              </text:list-item>
              <text:list-item>
                <text:p text:style-name="P7"><text:span text:style-name="T6">System</text:span> <text:span text:style-name="T31">zeigt den zu bezahlenden Betrag und Steuern an</text:span></text:p>
              </text:list-item>
              <text:list-item>
                <text:p text:style-name="P31"><text:span text:style-name="T26">A</text:span><text:span text:style-name="T25">ngestellter</text:span><text:span text:style-name="T16"> </text:span><text:span text:style-name="T18">sagt dem Kunden das Total und fordert Zahlung</text:span></text:p>
              </text:list-item>
              <text:list-item>
                <text:p text:style-name="P32"><text:span text:style-name="T2">Kunde </text:span><text:span text:style-name="T20">bezahlt </text:span><text:span text:style-name="T21">und </text:span><text:span text:style-name="T7">System</text:span><text:span text:style-name="T19"> <text:s/></text:span><text:span text:style-name="T21">bearbeitet zahlung</text:span><text:span text:style-name="T16">.</text:span></text:p>
              </text:list-item>
              <text:list-item>
                <text:p text:style-name="P8"><text:span text:style-name="T6">System</text:span><text:span text:style-name="T16"> </text:span><text:span text:style-name="T20">markiert die Ausleihe als bezahlt und druckt die Quittung aus.</text:span></text:p>
              </text:list-item>
              <text:list-item>
                <text:p text:style-name="P8"><text:span text:style-name="T2">Kunde <text:s/></text:span><text:span text:style-name="T20">verlässt das Geschäft mit Videos &amp; Quittung.</text:span></text:p>
              </text:list-item>
            </text:list>
          </table:table-cell>
          <table:covered-table-cell/>
        </table:table-row>
        <table:table-row>
          <table:table-cell table:style-name="Table1.B1" table:number-columns-spanned="2" office:value-type="string">
            <text:p text:style-name="P2">Extensions</text:p>
          </table:table-cell>
          <table:covered-table-cell/>
        </table:table-row>
        <table:table-row>
          <table:table-cell table:style-name="Table1.B1" table:number-columns-spanned="2" office:value-type="string">
            <text:p text:style-name="P3"><text:span text:style-name="T5">4</text:span><text:span text:style-name="T4">a. </text:span><text:span text:style-name="T10">Wenn </text:span><text:span text:style-name="T11">der Kunde noch nicht im System erfasst ist</text:span></text:p>
            <text:list xml:id="list6659220473484217821" text:style-name="L2">
              <text:list-item>
                <text:p text:style-name="P9"><text:span text:style-name="T27">A</text:span><text:span text:style-name="T28">ngestellter</text:span> <text:span text:style-name="T12">löst den Use Case „UC 02: Kunde erfassen“ aus</text:span></text:p>
              </text:list-item>
              <text:list-item>
                <text:p text:style-name="P11">Weiter bei Schritt 5</text:p>
              </text:list-item>
            </text:list>
            <text:p text:style-name="P24">9a. <text:span text:style-name="T9">Kunde bezahlt bar</text:span></text:p>
            <text:list xml:id="list5882445681784525996" text:style-name="L7">
              <text:list-item>
                <text:p text:style-name="P25"><text:span text:style-name="T3">Kunde </text:span><text:span text:style-name="T9">muss Kaution bezahlen</text:span></text:p>
              </text:list-item>
              <text:list-item>
                <text:p text:style-name="P25"><text:span text:style-name="T9">Include </text:span><text:span text:style-name="T13">UC 04: Zahlung abwicken (Bar)</text:span></text:p>
              </text:list-item>
            </text:list>
            <text:p text:style-name="P23">*<text:span text:style-name="T30">a. System stützt ab.</text:span></text:p>
            <text:list xml:id="list9163268831432665009" text:style-name="L8">
              <text:list-item>
                <text:p text:style-name="P26"><text:span text:style-name="T27">A</text:span><text:span text:style-name="T24">ngestellter </text:span><text:span text:style-name="T29"><text:s/></text:span><text:span text:style-name="T22">startet das System neu</text:span></text:p>
              </text:list-item>
              <text:list-item>
                <text:p text:style-name="P27"><text:span text:style-name="T8">System </text:span><text:span text:style-name="T23">stellt Letzter stand wiederher</text:span></text:p>
              </text:list-item>
            </text:list>
          </table:table-cell>
          <table:covered-table-cell/>
        </table:table-row>
        <text:soft-page-break/>
        <table:table-row>
          <table:table-cell table:style-name="Table1.A1" office:value-type="string">
            <text:p text:style-name="P2">Special Requirements</text:p>
          </table:table-cell>
          <table:table-cell table:style-name="Table1.B1" office:value-type="string">
            <text:list xml:id="list7911343097144745289" text:style-name="L9">
              <text:list-item>
                <text:p text:style-name="P18">Touchscreen UI</text:p>
              </text:list-item>
              <text:list-item>
                <text:p text:style-name="P18">Kreidtauthentiizierung: Responsetime &lt; 10s in 90% der fälle.</text:p>
              </text:list-item>
              <text:list-item>
                <text:p text:style-name="P19">Internationalisierung</text:p>
              </text:list-item>
              <text:list-item>
                <text:p text:style-name="P19">Modulares System für Zahlung <text:span text:style-name="T32">(evt. Weiter Zahlungsmöglichkeiten)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2">Technology and Data Variation Lists</text:p>
          </table:table-cell>
          <table:table-cell table:style-name="Table1.B1" office:value-type="string">
            <text:list xml:id="list828410362266688162" text:style-name="L10">
              <text:list-item>
                <text:p text:style-name="P22">Barcodescanner für DVDs</text:p>
              </text:list-item>
              <text:list-item>
                <text:p text:style-name="P22">Kreditkarten informationen via Card-Reader</text:p>
              </text:list-item>
            </text:list>
          </table:table-cell>
        </table:table-row>
        <table:table-row>
          <table:table-cell table:style-name="Table1.A1" office:value-type="string">
            <text:p text:style-name="P2">Frequency of Occurence</text:p>
          </table:table-cell>
          <table:table-cell table:style-name="Table1.B1" office:value-type="string">
            <text:p text:style-name="P20">Kann praktisch anschliessend durchgeführt werden.</text:p>
          </table:table-cell>
        </table:table-row>
        <table:table-row>
          <table:table-cell table:style-name="Table1.A1" office:value-type="string">
            <text:p text:style-name="P2">Open Issues</text:p>
          </table:table-cell>
          <table:table-cell table:style-name="Table1.B1" office:value-type="string">
            <text:list xml:id="list6396218432174811744" text:style-name="L11">
              <text:list-item>
                <text:p text:style-name="P21">Wie hoch sind die Steuern?</text:p>
              </text:list-item>
              <text:list-item>
                <text:p text:style-name="P21">..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Open Sans" fo:font-family="'Open Sans'" style:font-style-name="Regular" style:font-family-generic="swiss" style:font-pitch="variable" fo:language="de" fo:country="CH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02in" fo:margin-bottom="0.2in" fo:margin-left="0.3902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12:37.299014087</meta:creation-date>
    <dc:date>2016-10-13T14:39:35.950290305</dc:date>
    <meta:editing-duration>PT49M8S</meta:editing-duration>
    <meta:editing-cycles>35</meta:editing-cycles>
    <meta:generator>LibreOffice/5.1.5.2$Linux_X86_64 LibreOffice_project/10m0$Build-2</meta:generator>
    <meta:document-statistic meta:table-count="1" meta:image-count="0" meta:object-count="0" meta:page-count="2" meta:paragraph-count="58" meta:word-count="329" meta:character-count="2107" meta:non-whitespace-character-count="1868"/>
  </office:meta>
</office:document-meta>
</file>